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9900" style:text-align-source="fix" style:repeat-content="fals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6600"/>
    </style:style>
    <style:style style:name="ce4" style:family="table-cell" style:parent-style-name="Default">
      <style:table-cell-properties fo:background-color="#660066" style:text-align-source="fix" style:repeat-content="fals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3366"/>
    </style:style>
  </office:automatic-styles>
  <office:body>
    <office:spreadsheet>
      <table:table table:name="Foglio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anno</text:p>
          </table:table-cell>
          <table:table-cell office:value-type="string">
            <text:p>genere</text:p>
          </table:table-cell>
          <table:table-cell office:value-type="string">
            <text:p>statura</text:p>
          </table:table-cell>
          <table:table-cell table:style-name="ce2" office:value-type="string">
            <text:p>peso</text:p>
          </table:table-cell>
          <table:table-cell office:value-type="string">
            <text:p>scarpe</text:p>
          </table:table-cell>
          <table:table-cell office:value-type="string">
            <text:p>fumo</text:p>
          </table:table-cell>
          <table:table-cell table:style-name="ce4" office:value-type="string">
            <text:p>sport</text:p>
          </table:table-cell>
          <table:table-cell office:value-type="string">
            <text:p>frequenza</text:p>
          </table:table-cell>
          <table:table-cell office:value-type="string">
            <text:p>massima</text:p>
          </table:table-cell>
          <table:table-cell office:value-type="string">
            <text:p>minima</text:p>
          </table:table-cell>
          <table:table-cell office:value-type="string">
            <text:p>sPT</text:p>
          </table:table-cell>
          <table:table-cell office:value-type="string">
            <text:p>sST</text:p>
          </table:table-cell>
          <table:table-cell table:number-columns-repeated="1012"/>
        </table:table-row>
        <table:table-row table:style-name="ro2">
          <table:table-cell office:value-type="float" office:value="1987">
            <text:p>1987</text:p>
          </table:table-cell>
          <table:table-cell office:value-type="string">
            <text:p>f</text:p>
          </table:table-cell>
          <table:table-cell office:value-type="float" office:value="155">
            <text:p>155</text:p>
          </table:table-cell>
          <table:table-cell table:style-name="ce3"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f</text:p>
          </table:table-cell>
          <table:table-cell office:value-type="float" office:value="157">
            <text:p>157</text:p>
          </table:table-cell>
          <table:table-cell table:style-name="ce3"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table:style-name="ce3"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table:style-name="ce3"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2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table:style-name="ce3"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65">
            <text:p>65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60">
            <text:p>160</text:p>
          </table:table-cell>
          <table:table-cell table:style-name="ce3"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72">
            <text:p>7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63">
            <text:p>163</text:p>
          </table:table-cell>
          <table:table-cell table:style-name="ce3"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string">
            <text:p>SI</text:p>
          </table:table-cell>
          <table:table-cell table:style-name="ce5" office:value-type="string">
            <text:p>tanto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63">
            <text:p>163</text:p>
          </table:table-cell>
          <table:table-cell table:style-name="ce3"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table:style-name="ce5" office:value-type="string">
            <text:p>tanto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2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64">
            <text:p>164</text:p>
          </table:table-cell>
          <table:table-cell table:style-name="ce3"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table:style-name="ce3"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76">
            <text:p>76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table:style-name="ce3"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string">
            <text:p>SI</text:p>
          </table:table-cell>
          <table:table-cell table:style-name="ce5" office:value-type="string">
            <text:p>tanto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table:style-name="ce3"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6">
            <text:p>166</text:p>
          </table:table-cell>
          <table:table-cell table:style-name="ce3"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6">
            <text:p>166</text:p>
          </table:table-cell>
          <table:table-cell table:style-name="ce3"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2">
          <table:table-cell office:value-type="float" office:value="1987">
            <text:p>1987</text:p>
          </table:table-cell>
          <table:table-cell office:value-type="string">
            <text:p>f</text:p>
          </table:table-cell>
          <table:table-cell office:value-type="float" office:value="166">
            <text:p>166</text:p>
          </table:table-cell>
          <table:table-cell table:style-name="ce3"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string">
            <text:p>SI</text:p>
          </table:table-cell>
          <table:table-cell table:style-name="ce5" office:value-type="string">
            <text:p>poco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7">
            <text:p>167</text:p>
          </table:table-cell>
          <table:table-cell table:style-name="ce3"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string">
            <text:p>SI</text:p>
          </table:table-cell>
          <table:table-cell table:style-name="ce5" office:value-type="string">
            <text:p>tanto</text:p>
          </table:table-cell>
          <table:table-cell office:value-type="float" office:value="65">
            <text:p>65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67">
            <text:p>167</text:p>
          </table:table-cell>
          <table:table-cell table:style-name="ce3"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2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7">
            <text:p>167</text:p>
          </table:table-cell>
          <table:table-cell table:style-name="ce3"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72">
            <text:p>7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2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7">
            <text:p>167</text:p>
          </table:table-cell>
          <table:table-cell table:style-name="ce3"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table:style-name="ce3"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table:style-name="ce5" office:value-type="string">
            <text:p>tanto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table:style-name="ce3"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table:style-name="ce3"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76">
            <text:p>76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68">
            <text:p>168</text:p>
          </table:table-cell>
          <table:table-cell table:style-name="ce3"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2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table:style-name="ce3"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70">
            <text:p>170</text:p>
          </table:table-cell>
          <table:table-cell table:style-name="ce3"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table:style-name="ce5" office:value-type="string">
            <text:p>tanto</text:p>
          </table:table-cell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2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70">
            <text:p>170</text:p>
          </table:table-cell>
          <table:table-cell table:style-name="ce3"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71">
            <text:p>171</text:p>
          </table:table-cell>
          <table:table-cell table:style-name="ce3"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table:style-name="ce5" office:value-type="string">
            <text:p>tanto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m</text:p>
          </table:table-cell>
          <table:table-cell office:value-type="float" office:value="171">
            <text:p>171</text:p>
          </table:table-cell>
          <table:table-cell table:style-name="ce3"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string">
            <text:p>SI</text:p>
          </table:table-cell>
          <table:table-cell table:style-name="ce5" office:value-type="string">
            <text:p>saltuario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72">
            <text:p>172</text:p>
          </table:table-cell>
          <table:table-cell table:style-name="ce3"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string">
            <text:p>SI</text:p>
          </table:table-cell>
          <table:table-cell table:style-name="ce5" office:value-type="string">
            <text:p>saltuario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72">
            <text:p>172</text:p>
          </table:table-cell>
          <table:table-cell table:style-name="ce3"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table:style-name="ce5" office:value-type="string">
            <text:p>tanto</text:p>
          </table:table-cell>
          <table:table-cell office:value-type="float" office:value="66">
            <text:p>66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m</text:p>
          </table:table-cell>
          <table:table-cell office:value-type="float" office:value="172">
            <text:p>172</text:p>
          </table:table-cell>
          <table:table-cell table:style-name="ce3" office:value-type="float" office:value="65">
            <text:p>65</text:p>
          </table:table-cell>
          <table:table-cell office:value-type="float" office:value="43">
            <text:p>43</text:p>
          </table:table-cell>
          <table:table-cell office:value-type="string">
            <text:p>SI</text:p>
          </table:table-cell>
          <table:table-cell table:style-name="ce5" office:value-type="string">
            <text:p>tanto</text:p>
          </table:table-cell>
          <table:table-cell office:value-type="float" office:value="68">
            <text:p>6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2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2">
            <text:p>172</text:p>
          </table:table-cell>
          <table:table-cell table:style-name="ce3" office:value-type="float" office:value="75">
            <text:p>75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74">
            <text:p>74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73">
            <text:p>173</text:p>
          </table:table-cell>
          <table:table-cell table:style-name="ce3"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table:style-name="ce5" office:value-type="string">
            <text:p>tanto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3">
            <text:p>173</text:p>
          </table:table-cell>
          <table:table-cell table:style-name="ce3"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string">
            <text:p>SI</text:p>
          </table:table-cell>
          <table:table-cell table:style-name="ce5" office:value-type="string">
            <text:p>saltuario</text:p>
          </table:table-cell>
          <table:table-cell office:value-type="float" office:value="68">
            <text:p>68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table:style-name="ce3"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table:style-name="ce3"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string">
            <text:p>SI</text:p>
          </table:table-cell>
          <table:table-cell table:style-name="ce5" office:value-type="string">
            <text:p>saltuario</text:p>
          </table:table-cell>
          <table:table-cell office:value-type="float" office:value="76">
            <text:p>76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2">
          <table:table-cell office:value-type="float" office:value="1985">
            <text:p>1985</text:p>
          </table:table-cell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table:style-name="ce3"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2">
          <table:table-cell office:value-type="float" office:value="1987">
            <text:p>1987</text:p>
          </table:table-cell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table:style-name="ce3"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75">
            <text:p>175</text:p>
          </table:table-cell>
          <table:table-cell table:style-name="ce3"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table:style-name="ce3"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table:style-name="ce5" office:value-type="string">
            <text:p>tanto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f</text:p>
          </table:table-cell>
          <table:table-cell office:value-type="float" office:value="175">
            <text:p>175</text:p>
          </table:table-cell>
          <table:table-cell table:style-name="ce3"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string">
            <text:p>SI</text:p>
          </table:table-cell>
          <table:table-cell table:style-name="ce5" office:value-type="string">
            <text:p>tanto</text:p>
          </table:table-cell>
          <table:table-cell office:value-type="float" office:value="64">
            <text:p>64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2">
          <table:table-cell office:value-type="float" office:value="1988">
            <text:p>1988</text:p>
          </table:table-cell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table:style-name="ce3"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2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table:style-name="ce3"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68">
            <text:p>6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2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76">
            <text:p>176</text:p>
          </table:table-cell>
          <table:table-cell table:style-name="ce3"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table:style-name="ce3"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table:style-name="ce5" office:value-type="string">
            <text:p>tanto</text:p>
          </table:table-cell>
          <table:table-cell office:value-type="float" office:value="74">
            <text:p>74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table:style-name="ce3"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68">
            <text:p>68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table:style-name="ce3"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table:style-name="ce5" office:value-type="string">
            <text:p>tanto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2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8">
            <text:p>178</text:p>
          </table:table-cell>
          <table:table-cell table:style-name="ce3"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76">
            <text:p>76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78">
            <text:p>178</text:p>
          </table:table-cell>
          <table:table-cell table:style-name="ce3"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table:style-name="ce5" office:value-type="string">
            <text:p>tanto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table:style-name="ce3"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string">
            <text:p>SI</text:p>
          </table:table-cell>
          <table:table-cell table:style-name="ce5" office:value-type="string">
            <text:p>saltuario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95">
            <text:p>95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table:style-name="ce3"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table:style-name="ce5" office:value-type="string">
            <text:p>tanto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table:style-name="ce3"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table:style-name="ce5" office:value-type="string">
            <text:p>tanto</text:p>
          </table:table-cell>
          <table:table-cell office:value-type="float" office:value="58">
            <text:p>5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table:style-name="ce3"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76">
            <text:p>76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2">
          <table:table-cell office:value-type="float" office:value="1987">
            <text:p>1987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table:style-name="ce3"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table:style-name="ce3"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table:style-name="ce3"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table:style-name="ce5" office:value-type="string">
            <text:p>saltuario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saltuario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2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table:style-name="ce3"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2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2">
            <text:p>182</text:p>
          </table:table-cell>
          <table:table-cell table:style-name="ce3" office:value-type="float" office:value="78">
            <text:p>78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66">
            <text:p>66</text:p>
          </table:table-cell>
          <table:table-cell office:value-type="float" office:value="120">
            <text:p>120</text:p>
          </table:table-cell>
          <table:table-cell office:value-type="float" office:value="65">
            <text:p>65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4">
            <text:p>184</text:p>
          </table:table-cell>
          <table:table-cell table:style-name="ce3" office:value-type="float" office:value="73">
            <text:p>73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table:style-name="ce5" office:value-type="string">
            <text:p>tanto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2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4">
            <text:p>184</text:p>
          </table:table-cell>
          <table:table-cell table:style-name="ce3"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table:style-name="ce5" office:value-type="string">
            <text:p>poco</text:p>
          </table:table-cell>
          <table:table-cell office:value-type="float" office:value="58">
            <text:p>5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2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5">
            <text:p>185</text:p>
          </table:table-cell>
          <table:table-cell table:style-name="ce3" office:value-type="float" office:value="85">
            <text:p>85</text:p>
          </table:table-cell>
          <table:table-cell office:value-type="float" office:value="46">
            <text:p>46</text:p>
          </table:table-cell>
          <table:table-cell office:value-type="string">
            <text:p>SI</text:p>
          </table:table-cell>
          <table:table-cell table:style-name="ce5" office:value-type="string">
            <text:p>poco</text:p>
          </table:table-cell>
          <table:table-cell office:value-type="float" office:value="76">
            <text:p>76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string">
            <text:p>pt</text:p>
          </table:table-cell>
          <table:table-cell office:value-type="string">
            <text:p>poco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87">
            <text:p>187</text:p>
          </table:table-cell>
          <table:table-cell table:style-name="ce3"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string">
            <text:p>SI</text:p>
          </table:table-cell>
          <table:table-cell table:style-name="ce5" office:value-type="string">
            <text:p>tanto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m</text:p>
          </table:table-cell>
          <table:table-cell office:value-type="float" office:value="187">
            <text:p>187</text:p>
          </table:table-cell>
          <table:table-cell table:style-name="ce3"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table:style-name="ce5" office:value-type="string">
            <text:p>tanto</text:p>
          </table:table-cell>
          <table:table-cell office:value-type="float" office:value="66">
            <text:p>66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91">
            <text:p>191</text:p>
          </table:table-cell>
          <table:table-cell table:style-name="ce3" office:value-type="float" office:value="75">
            <text:p>75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table:style-name="ce5" office:value-type="string">
            <text:p>tanto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m</text:p>
          </table:table-cell>
          <table:table-cell office:value-type="float" office:value="194">
            <text:p>194</text:p>
          </table:table-cell>
          <table:table-cell table:style-name="ce3" office:value-type="float" office:value="79">
            <text:p>79</text:p>
          </table:table-cell>
          <table:table-cell office:value-type="float" office:value="46">
            <text:p>46</text:p>
          </table:table-cell>
          <table:table-cell office:value-type="string">
            <text:p>SI</text:p>
          </table:table-cell>
          <table:table-cell table:style-name="ce5" office:value-type="string">
            <text:p>tanto</text:p>
          </table:table-cell>
          <table:table-cell office:value-type="float" office:value="66">
            <text:p>66</text:p>
          </table:table-cell>
          <table:table-cell office:value-type="float" office:value="120">
            <text:p>120</text:p>
          </table:table-cell>
          <table:table-cell office:value-type="float" office:value="65">
            <text:p>65</text:p>
          </table:table-cell>
          <table:table-cell office:value-type="string">
            <text:p>pt</text:p>
          </table:table-cell>
          <table:table-cell office:value-type="string">
            <text:p>st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2">22/05/2024</text:date>, <text:time>06.51.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24-05-22T06:51:30</dc:date>
    <dc:creator>Sara Cervai</dc:creator>
    <meta:editing-duration>PT9M11S</meta:editing-duration>
    <meta:editing-cycles>3</meta:editing-cycles>
    <meta:document-statistic meta:table-count="1" meta:cell-count="792" meta:object-count="0"/>
  </office:meta>
</office:document-meta>
</file>